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eal_x</text:p>
          </table:table-cell>
          <table:table-cell table:style-name="Default" office:value-type="string" calcext:value-type="string">
            <text:p>real_y</text:p>
          </table:table-cell>
          <table:table-cell table:style-name="Default" office:value-type="string" calcext:value-type="string">
            <text:p>real_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95968" calcext:value-type="float">
            <text:p>0.0495968</text:p>
          </table:table-cell>
          <table:table-cell office:value-type="float" office:value="0.000644729" calcext:value-type="float">
            <text:p>0.000644729</text:p>
          </table:table-cell>
          <table:table-cell office:value-type="float" office:value="0.0998438" calcext:value-type="float">
            <text:p>0.0998438</text:p>
          </table:table-cell>
        </table:table-row>
        <table:table-row table:style-name="ro1">
          <table:table-cell office:value-type="float" office:value="0.049901336" calcext:value-type="float">
            <text:p>0.049901336</text:p>
          </table:table-cell>
          <table:table-cell office:value-type="float" office:value="0.003139526" calcext:value-type="float">
            <text:p>0.00313952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501368" calcext:value-type="float">
            <text:p>0.0501368</text:p>
          </table:table-cell>
          <table:table-cell office:value-type="float" office:value="0.00327421" calcext:value-type="float">
            <text:p>0.00327421</text:p>
          </table:table-cell>
          <table:table-cell office:value-type="float" office:value="0.102656" calcext:value-type="float">
            <text:p>0.102656</text:p>
          </table:table-cell>
        </table:table-row>
        <table:table-row table:style-name="ro1">
          <table:table-cell office:value-type="float" office:value="0.049605735" calcext:value-type="float">
            <text:p>0.049605735</text:p>
          </table:table-cell>
          <table:table-cell office:value-type="float" office:value="0.006266662" calcext:value-type="float">
            <text:p>0.00626666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49579" calcext:value-type="float">
            <text:p>0.049579</text:p>
          </table:table-cell>
          <table:table-cell office:value-type="float" office:value="0.00589358" calcext:value-type="float">
            <text:p>0.00589358</text:p>
          </table:table-cell>
          <table:table-cell office:value-type="float" office:value="0.102656" calcext:value-type="float">
            <text:p>0.102656</text:p>
          </table:table-cell>
        </table:table-row>
        <table:table-row table:style-name="ro1">
          <table:table-cell office:value-type="float" office:value="0.049114363" calcext:value-type="float">
            <text:p>0.049114363</text:p>
          </table:table-cell>
          <table:table-cell office:value-type="float" office:value="0.009369066" calcext:value-type="float">
            <text:p>0.009369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87424" calcext:value-type="float">
            <text:p>0.0487424</text:p>
          </table:table-cell>
          <table:table-cell office:value-type="float" office:value="0.00982263" calcext:value-type="float">
            <text:p>0.00982263</text:p>
          </table:table-cell>
          <table:table-cell office:value-type="float" office:value="0.101719" calcext:value-type="float">
            <text:p>0.101719</text:p>
          </table:table-cell>
        </table:table-row>
        <table:table-row table:style-name="ro1">
          <table:table-cell office:value-type="float" office:value="0.048429158" calcext:value-type="float">
            <text:p>0.048429158</text:p>
          </table:table-cell>
          <table:table-cell office:value-type="float" office:value="0.012434494" calcext:value-type="float">
            <text:p>0.0124344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81846" calcext:value-type="float">
            <text:p>0.0481846</text:p>
          </table:table-cell>
          <table:table-cell office:value-type="float" office:value="0.012442" calcext:value-type="float">
            <text:p>0.012442</text:p>
          </table:table-cell>
          <table:table-cell office:value-type="float" office:value="0.103594" calcext:value-type="float">
            <text:p>0.103594</text:p>
          </table:table-cell>
        </table:table-row>
        <table:table-row table:style-name="ro1">
          <table:table-cell office:value-type="float" office:value="0.047552826" calcext:value-type="float">
            <text:p>0.047552826</text:p>
          </table:table-cell>
          <table:table-cell office:value-type="float" office:value="0.01545085" calcext:value-type="float">
            <text:p>0.015450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476269" calcext:value-type="float">
            <text:p>0.0476269</text:p>
          </table:table-cell>
          <table:table-cell office:value-type="float" office:value="0.0150614" calcext:value-type="float">
            <text:p>0.0150614</text:p>
          </table:table-cell>
          <table:table-cell office:value-type="float" office:value="0.107344" calcext:value-type="float">
            <text:p>0.107344</text:p>
          </table:table-cell>
        </table:table-row>
        <table:table-row table:style-name="ro1">
          <table:table-cell office:value-type="float" office:value="0.046488824" calcext:value-type="float">
            <text:p>0.046488824</text:p>
          </table:table-cell>
          <table:table-cell office:value-type="float" office:value="0.018406228" calcext:value-type="float">
            <text:p>0.01840622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58928" calcext:value-type="float">
            <text:p>0.0458928</text:p>
          </table:table-cell>
          <table:table-cell office:value-type="float" office:value="0.0186972" calcext:value-type="float">
            <text:p>0.0186972</text:p>
          </table:table-cell>
          <table:table-cell office:value-type="float" office:value="0.104531" calcext:value-type="float">
            <text:p>0.104531</text:p>
          </table:table-cell>
        </table:table-row>
        <table:table-row table:style-name="ro1">
          <table:table-cell office:value-type="float" office:value="0.045241353" calcext:value-type="float">
            <text:p>0.045241353</text:p>
          </table:table-cell>
          <table:table-cell office:value-type="float" office:value="0.021288965" calcext:value-type="float">
            <text:p>0.0212889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53636" calcext:value-type="float">
            <text:p>0.0453636</text:p>
          </table:table-cell>
          <table:table-cell office:value-type="float" office:value="0.0212761" calcext:value-type="float">
            <text:p>0.0212761</text:p>
          </table:table-cell>
          <table:table-cell office:value-type="float" office:value="0.107344" calcext:value-type="float">
            <text:p>0.107344</text:p>
          </table:table-cell>
        </table:table-row>
        <table:table-row table:style-name="ro1">
          <table:table-cell office:value-type="float" office:value="0.043815334" calcext:value-type="float">
            <text:p>0.043815334</text:p>
          </table:table-cell>
          <table:table-cell office:value-type="float" office:value="0.024087684" calcext:value-type="float">
            <text:p>0.0240876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437439" calcext:value-type="float">
            <text:p>0.0437439</text:p>
          </table:table-cell>
          <table:table-cell office:value-type="float" office:value="0.0247501" calcext:value-type="float">
            <text:p>0.0247501</text:p>
          </table:table-cell>
          <table:table-cell office:value-type="float" office:value="0.108281" calcext:value-type="float">
            <text:p>0.108281</text:p>
          </table:table-cell>
        </table:table-row>
        <table:table-row table:style-name="ro1">
          <table:table-cell office:value-type="float" office:value="0.042216396" calcext:value-type="float">
            <text:p>0.042216396</text:p>
          </table:table-cell>
          <table:table-cell office:value-type="float" office:value="0.02679134" calcext:value-type="float">
            <text:p>0.0267913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42446" calcext:value-type="float">
            <text:p>0.042446</text:p>
          </table:table-cell>
          <table:table-cell office:value-type="float" office:value="0.0268537" calcext:value-type="float">
            <text:p>0.0268537</text:p>
          </table:table-cell>
          <table:table-cell office:value-type="float" office:value="0.108281" calcext:value-type="float">
            <text:p>0.108281</text:p>
          </table:table-cell>
        </table:table-row>
        <table:table-row table:style-name="ro1">
          <table:table-cell office:value-type="float" office:value="0.04045085" calcext:value-type="float">
            <text:p>0.04045085</text:p>
          </table:table-cell>
          <table:table-cell office:value-type="float" office:value="0.029389263" calcext:value-type="float">
            <text:p>0.029389263</text:p>
          </table:table-cell>
          <table:table-cell office:value-type="float" office:value="0.11" calcext:value-type="float">
            <text:p>0.11</text:p>
          </table:table-cell>
          <table:table-cell office:value-type="float" office:value="0.0402291" calcext:value-type="float">
            <text:p>0.0402291</text:p>
          </table:table-cell>
          <table:table-cell office:value-type="float" office:value="0.0296097" calcext:value-type="float">
            <text:p>0.0296097</text:p>
          </table:table-cell>
          <table:table-cell office:value-type="float" office:value="0.110156" calcext:value-type="float">
            <text:p>0.110156</text:p>
          </table:table-cell>
        </table:table-row>
        <table:table-row table:style-name="ro1">
          <table:table-cell office:value-type="float" office:value="0.038525662" calcext:value-type="float">
            <text:p>0.038525662</text:p>
          </table:table-cell>
          <table:table-cell office:value-type="float" office:value="0.031871199" calcext:value-type="float">
            <text:p>0.0318711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381839" calcext:value-type="float">
            <text:p>0.0381839</text:p>
          </table:table-cell>
          <table:table-cell office:value-type="float" office:value="0.0321229" calcext:value-type="float">
            <text:p>0.0321229</text:p>
          </table:table-cell>
          <table:table-cell office:value-type="float" office:value="0.110156" calcext:value-type="float">
            <text:p>0.110156</text:p>
          </table:table-cell>
        </table:table-row>
        <table:table-row table:style-name="ro1">
          <table:table-cell office:value-type="float" office:value="0.036448431" calcext:value-type="float">
            <text:p>0.036448431</text:p>
          </table:table-cell>
          <table:table-cell office:value-type="float" office:value="0.034227355" calcext:value-type="float">
            <text:p>0.0342273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63103" calcext:value-type="float">
            <text:p>0.0363103</text:p>
          </table:table-cell>
          <table:table-cell office:value-type="float" office:value="0.0343935" calcext:value-type="float">
            <text:p>0.0343935</text:p>
          </table:table-cell>
          <table:table-cell office:value-type="float" office:value="0.112031" calcext:value-type="float">
            <text:p>0.112031</text:p>
          </table:table-cell>
        </table:table-row>
        <table:table-row table:style-name="ro1">
          <table:table-cell office:value-type="float" office:value="0.034227355" calcext:value-type="float">
            <text:p>0.034227355</text:p>
          </table:table-cell>
          <table:table-cell office:value-type="float" office:value="0.036448431" calcext:value-type="float">
            <text:p>0.0364484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43935" calcext:value-type="float">
            <text:p>0.0343935</text:p>
          </table:table-cell>
          <table:table-cell office:value-type="float" office:value="0.0363103" calcext:value-type="float">
            <text:p>0.0363103</text:p>
          </table:table-cell>
          <table:table-cell office:value-type="float" office:value="0.112031" calcext:value-type="float">
            <text:p>0.112031</text:p>
          </table:table-cell>
        </table:table-row>
        <table:table-row table:style-name="ro1">
          <table:table-cell office:value-type="float" office:value="0.031871199" calcext:value-type="float">
            <text:p>0.031871199</text:p>
          </table:table-cell>
          <table:table-cell office:value-type="float" office:value="0.038525662" calcext:value-type="float">
            <text:p>0.03852566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21229" calcext:value-type="float">
            <text:p>0.0321229</text:p>
          </table:table-cell>
          <table:table-cell office:value-type="float" office:value="0.0381839" calcext:value-type="float">
            <text:p>0.0381839</text:p>
          </table:table-cell>
          <table:table-cell office:value-type="float" office:value="0.114844" calcext:value-type="float">
            <text:p>0.114844</text:p>
          </table:table-cell>
        </table:table-row>
        <table:table-row table:style-name="ro1">
          <table:table-cell office:value-type="float" office:value="0.029389263" calcext:value-type="float">
            <text:p>0.029389263</text:p>
          </table:table-cell>
          <table:table-cell office:value-type="float" office:value="0.04045085" calcext:value-type="float">
            <text:p>0.040450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96097" calcext:value-type="float">
            <text:p>0.0296097</text:p>
          </table:table-cell>
          <table:table-cell office:value-type="float" office:value="0.0402291" calcext:value-type="float">
            <text:p>0.0402291</text:p>
          </table:table-cell>
          <table:table-cell office:value-type="float" office:value="0.113906" calcext:value-type="float">
            <text:p>0.113906</text:p>
          </table:table-cell>
        </table:table-row>
        <table:table-row table:style-name="ro1">
          <table:table-cell office:value-type="float" office:value="0.02679134" calcext:value-type="float">
            <text:p>0.02679134</text:p>
          </table:table-cell>
          <table:table-cell office:value-type="float" office:value="0.042216396" calcext:value-type="float">
            <text:p>0.0422163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68537" calcext:value-type="float">
            <text:p>0.0268537</text:p>
          </table:table-cell>
          <table:table-cell office:value-type="float" office:value="0.042446" calcext:value-type="float">
            <text:p>0.042446</text:p>
          </table:table-cell>
          <table:table-cell office:value-type="float" office:value="0.115781" calcext:value-type="float">
            <text:p>0.115781</text:p>
          </table:table-cell>
        </table:table-row>
        <table:table-row table:style-name="ro1">
          <table:table-cell office:value-type="float" office:value="0.024087684" calcext:value-type="float">
            <text:p>0.024087684</text:p>
          </table:table-cell>
          <table:table-cell office:value-type="float" office:value="0.043815334" calcext:value-type="float">
            <text:p>0.04381533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47501" calcext:value-type="float">
            <text:p>0.0247501</text:p>
          </table:table-cell>
          <table:table-cell office:value-type="float" office:value="0.0437439" calcext:value-type="float">
            <text:p>0.0437439</text:p>
          </table:table-cell>
          <table:table-cell office:value-type="float" office:value="0.115781" calcext:value-type="float">
            <text:p>0.115781</text:p>
          </table:table-cell>
        </table:table-row>
        <table:table-row table:style-name="ro1">
          <table:table-cell office:value-type="float" office:value="0.021288965" calcext:value-type="float">
            <text:p>0.021288965</text:p>
          </table:table-cell>
          <table:table-cell office:value-type="float" office:value="0.045241353" calcext:value-type="float">
            <text:p>0.04524135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2761" calcext:value-type="float">
            <text:p>0.0212761</text:p>
          </table:table-cell>
          <table:table-cell office:value-type="float" office:value="0.0453636" calcext:value-type="float">
            <text:p>0.0453636</text:p>
          </table:table-cell>
          <table:table-cell office:value-type="float" office:value="0.117656" calcext:value-type="float">
            <text:p>0.117656</text:p>
          </table:table-cell>
        </table:table-row>
        <table:table-row table:style-name="ro1">
          <table:table-cell office:value-type="float" office:value="0.018406228" calcext:value-type="float">
            <text:p>0.018406228</text:p>
          </table:table-cell>
          <table:table-cell office:value-type="float" office:value="0.046488824" calcext:value-type="float">
            <text:p>0.0464888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9904" calcext:value-type="float">
            <text:p>0.0189904</text:p>
          </table:table-cell>
          <table:table-cell office:value-type="float" office:value="0.0467903" calcext:value-type="float">
            <text:p>0.0467903</text:p>
          </table:table-cell>
          <table:table-cell office:value-type="float" office:value="0.119531" calcext:value-type="float">
            <text:p>0.119531</text:p>
          </table:table-cell>
        </table:table-row>
        <table:table-row table:style-name="ro1">
          <table:table-cell office:value-type="float" office:value="0.01545085" calcext:value-type="float">
            <text:p>0.01545085</text:p>
          </table:table-cell>
          <table:table-cell office:value-type="float" office:value="0.047552826" calcext:value-type="float">
            <text:p>0.047552826</text:p>
          </table:table-cell>
          <table:table-cell office:value-type="float" office:value="0.12" calcext:value-type="float">
            <text:p>0.12</text:p>
          </table:table-cell>
          <table:table-cell office:value-type="float" office:value="0.0150614" calcext:value-type="float">
            <text:p>0.0150614</text:p>
          </table:table-cell>
          <table:table-cell office:value-type="float" office:value="0.0476269" calcext:value-type="float">
            <text:p>0.0476269</text:p>
          </table:table-cell>
          <table:table-cell office:value-type="float" office:value="0.120469" calcext:value-type="float">
            <text:p>0.120469</text:p>
          </table:table-cell>
        </table:table-row>
        <table:table-row table:style-name="ro1">
          <table:table-cell office:value-type="float" office:value="0.012434494" calcext:value-type="float">
            <text:p>0.012434494</text:p>
          </table:table-cell>
          <table:table-cell office:value-type="float" office:value="0.048429158" calcext:value-type="float">
            <text:p>0.0484291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2442" calcext:value-type="float">
            <text:p>0.012442</text:p>
          </table:table-cell>
          <table:table-cell office:value-type="float" office:value="0.0481846" calcext:value-type="float">
            <text:p>0.0481846</text:p>
          </table:table-cell>
          <table:table-cell office:value-type="float" office:value="0.120469" calcext:value-type="float">
            <text:p>0.120469</text:p>
          </table:table-cell>
        </table:table-row>
        <table:table-row table:style-name="ro1">
          <table:table-cell office:value-type="float" office:value="0.009369066" calcext:value-type="float">
            <text:p>0.009369066</text:p>
          </table:table-cell>
          <table:table-cell office:value-type="float" office:value="0.049114363" calcext:value-type="float">
            <text:p>0.04911436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982263" calcext:value-type="float">
            <text:p>0.00982263</text:p>
          </table:table-cell>
          <table:table-cell office:value-type="float" office:value="0.0487424" calcext:value-type="float">
            <text:p>0.0487424</text:p>
          </table:table-cell>
          <table:table-cell office:value-type="float" office:value="0.121406" calcext:value-type="float">
            <text:p>0.121406</text:p>
          </table:table-cell>
        </table:table-row>
        <table:table-row table:style-name="ro1">
          <table:table-cell office:value-type="float" office:value="0.006266662" calcext:value-type="float">
            <text:p>0.006266662</text:p>
          </table:table-cell>
          <table:table-cell office:value-type="float" office:value="0.049605735" calcext:value-type="float">
            <text:p>0.04960573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589358" calcext:value-type="float">
            <text:p>0.00589358</text:p>
          </table:table-cell>
          <table:table-cell office:value-type="float" office:value="0.049579" calcext:value-type="float">
            <text:p>0.049579</text:p>
          </table:table-cell>
          <table:table-cell office:value-type="float" office:value="0.123281" calcext:value-type="float">
            <text:p>0.123281</text:p>
          </table:table-cell>
        </table:table-row>
        <table:table-row table:style-name="ro1">
          <table:table-cell office:value-type="float" office:value="0.003139526" calcext:value-type="float">
            <text:p>0.003139526</text:p>
          </table:table-cell>
          <table:table-cell office:value-type="float" office:value="0.049901336" calcext:value-type="float">
            <text:p>0.0499013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327421" calcext:value-type="float">
            <text:p>0.00327421</text:p>
          </table:table-cell>
          <table:table-cell office:value-type="float" office:value="0.0501368" calcext:value-type="float">
            <text:p>0.0501368</text:p>
          </table:table-cell>
          <table:table-cell office:value-type="float" office:value="0.124219" calcext:value-type="float">
            <text:p>0.124219</text:p>
          </table:table-cell>
        </table:table-row>
        <table:table-row table:style-name="ro1">
          <table:table-cell office:value-type="float" office:value="3.06287E-018" calcext:value-type="float">
            <text:p>3.06287E-18</text:p>
          </table:table-cell>
          <table:table-cell office:value-type="float" office:value="0.05" calcext:value-type="float">
            <text:p>0.05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0644729" calcext:value-type="float">
            <text:p>-0.000644729</text:p>
          </table:table-cell>
          <table:table-cell office:value-type="float" office:value="0.0495968" calcext:value-type="float">
            <text:p>0.0495968</text:p>
          </table:table-cell>
          <table:table-cell office:value-type="float" office:value="0.124219" calcext:value-type="float">
            <text:p>0.124219</text:p>
          </table:table-cell>
        </table:table-row>
        <table:table-row table:style-name="ro1">
          <table:table-cell office:value-type="float" office:value="-0.003139526" calcext:value-type="float">
            <text:p>-0.003139526</text:p>
          </table:table-cell>
          <table:table-cell office:value-type="float" office:value="0.049901336" calcext:value-type="float">
            <text:p>0.049901336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0327421" calcext:value-type="float">
            <text:p>-0.00327421</text:p>
          </table:table-cell>
          <table:table-cell office:value-type="float" office:value="0.0501368" calcext:value-type="float">
            <text:p>0.0501368</text:p>
          </table:table-cell>
          <table:table-cell office:value-type="float" office:value="0.126094" calcext:value-type="float">
            <text:p>0.126094</text:p>
          </table:table-cell>
        </table:table-row>
        <table:table-row table:style-name="ro1">
          <table:table-cell office:value-type="float" office:value="-0.006266662" calcext:value-type="float">
            <text:p>-0.006266662</text:p>
          </table:table-cell>
          <table:table-cell office:value-type="float" office:value="0.049605735" calcext:value-type="float">
            <text:p>0.049605735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0589358" calcext:value-type="float">
            <text:p>-0.00589358</text:p>
          </table:table-cell>
          <table:table-cell office:value-type="float" office:value="0.049579" calcext:value-type="float">
            <text:p>0.049579</text:p>
          </table:table-cell>
          <table:table-cell office:value-type="float" office:value="0.126094" calcext:value-type="float">
            <text:p>0.126094</text:p>
          </table:table-cell>
        </table:table-row>
        <table:table-row table:style-name="ro1">
          <table:table-cell office:value-type="float" office:value="-0.009369066" calcext:value-type="float">
            <text:p>-0.009369066</text:p>
          </table:table-cell>
          <table:table-cell office:value-type="float" office:value="0.049114363" calcext:value-type="float">
            <text:p>0.049114363</text:p>
          </table:table-cell>
          <table:table-cell office:value-type="float" office:value="0.128" calcext:value-type="float">
            <text:p>0.128</text:p>
          </table:table-cell>
          <table:table-cell office:value-type="float" office:value="-0.00982263" calcext:value-type="float">
            <text:p>-0.00982263</text:p>
          </table:table-cell>
          <table:table-cell office:value-type="float" office:value="0.0487424" calcext:value-type="float">
            <text:p>0.0487424</text:p>
          </table:table-cell>
          <table:table-cell office:value-type="float" office:value="0.127969" calcext:value-type="float">
            <text:p>0.127969</text:p>
          </table:table-cell>
        </table:table-row>
        <table:table-row table:style-name="ro1">
          <table:table-cell office:value-type="float" office:value="-0.012434494" calcext:value-type="float">
            <text:p>-0.012434494</text:p>
          </table:table-cell>
          <table:table-cell office:value-type="float" office:value="0.048429158" calcext:value-type="float">
            <text:p>0.048429158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12442" calcext:value-type="float">
            <text:p>-0.012442</text:p>
          </table:table-cell>
          <table:table-cell office:value-type="float" office:value="0.0481846" calcext:value-type="float">
            <text:p>0.0481846</text:p>
          </table:table-cell>
          <table:table-cell office:value-type="float" office:value="0.130781" calcext:value-type="float">
            <text:p>0.130781</text:p>
          </table:table-cell>
        </table:table-row>
        <table:table-row table:style-name="ro1">
          <table:table-cell office:value-type="float" office:value="-0.01545085" calcext:value-type="float">
            <text:p>-0.01545085</text:p>
          </table:table-cell>
          <table:table-cell office:value-type="float" office:value="0.047552826" calcext:value-type="float">
            <text:p>0.047552826</text:p>
          </table:table-cell>
          <table:table-cell office:value-type="float" office:value="0.13" calcext:value-type="float">
            <text:p>0.13</text:p>
          </table:table-cell>
          <table:table-cell office:value-type="float" office:value="-0.0150614" calcext:value-type="float">
            <text:p>-0.0150614</text:p>
          </table:table-cell>
          <table:table-cell office:value-type="float" office:value="0.0476269" calcext:value-type="float">
            <text:p>0.0476269</text:p>
          </table:table-cell>
          <table:table-cell office:value-type="float" office:value="0.130781" calcext:value-type="float">
            <text:p>0.130781</text:p>
          </table:table-cell>
        </table:table-row>
        <table:table-row table:style-name="ro1">
          <table:table-cell office:value-type="float" office:value="-0.018406228" calcext:value-type="float">
            <text:p>-0.018406228</text:p>
          </table:table-cell>
          <table:table-cell office:value-type="float" office:value="0.046488824" calcext:value-type="float">
            <text:p>0.046488824</text:p>
          </table:table-cell>
          <table:table-cell office:value-type="float" office:value="0.131" calcext:value-type="float">
            <text:p>0.131</text:p>
          </table:table-cell>
          <table:table-cell office:value-type="float" office:value="-0.0186972" calcext:value-type="float">
            <text:p>-0.0186972</text:p>
          </table:table-cell>
          <table:table-cell office:value-type="float" office:value="0.0458928" calcext:value-type="float">
            <text:p>0.0458928</text:p>
          </table:table-cell>
          <table:table-cell office:value-type="float" office:value="0.130781" calcext:value-type="float">
            <text:p>0.130781</text:p>
          </table:table-cell>
        </table:table-row>
        <table:table-row table:style-name="ro1">
          <table:table-cell office:value-type="float" office:value="-0.021288965" calcext:value-type="float">
            <text:p>-0.021288965</text:p>
          </table:table-cell>
          <table:table-cell office:value-type="float" office:value="0.045241353" calcext:value-type="float">
            <text:p>0.045241353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212761" calcext:value-type="float">
            <text:p>-0.0212761</text:p>
          </table:table-cell>
          <table:table-cell office:value-type="float" office:value="0.0453636" calcext:value-type="float">
            <text:p>0.0453636</text:p>
          </table:table-cell>
          <table:table-cell office:value-type="float" office:value="0.132656" calcext:value-type="float">
            <text:p>0.132656</text:p>
          </table:table-cell>
        </table:table-row>
        <table:table-row table:style-name="ro1">
          <table:table-cell office:value-type="float" office:value="-0.024087684" calcext:value-type="float">
            <text:p>-0.024087684</text:p>
          </table:table-cell>
          <table:table-cell office:value-type="float" office:value="0.043815334" calcext:value-type="float">
            <text:p>0.043815334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247501" calcext:value-type="float">
            <text:p>-0.0247501</text:p>
          </table:table-cell>
          <table:table-cell office:value-type="float" office:value="0.0437439" calcext:value-type="float">
            <text:p>0.0437439</text:p>
          </table:table-cell>
          <table:table-cell office:value-type="float" office:value="0.133594" calcext:value-type="float">
            <text:p>0.133594</text:p>
          </table:table-cell>
        </table:table-row>
        <table:table-row table:style-name="ro1">
          <table:table-cell office:value-type="float" office:value="-0.02679134" calcext:value-type="float">
            <text:p>-0.02679134</text:p>
          </table:table-cell>
          <table:table-cell office:value-type="float" office:value="0.042216396" calcext:value-type="float">
            <text:p>0.042216396</text:p>
          </table:table-cell>
          <table:table-cell office:value-type="float" office:value="0.134" calcext:value-type="float">
            <text:p>0.134</text:p>
          </table:table-cell>
          <table:table-cell office:value-type="float" office:value="-0.0268537" calcext:value-type="float">
            <text:p>-0.0268537</text:p>
          </table:table-cell>
          <table:table-cell office:value-type="float" office:value="0.042446" calcext:value-type="float">
            <text:p>0.042446</text:p>
          </table:table-cell>
          <table:table-cell office:value-type="float" office:value="0.134531" calcext:value-type="float">
            <text:p>0.134531</text:p>
          </table:table-cell>
        </table:table-row>
        <table:table-row table:style-name="ro1">
          <table:table-cell office:value-type="float" office:value="-0.029389263" calcext:value-type="float">
            <text:p>-0.029389263</text:p>
          </table:table-cell>
          <table:table-cell office:value-type="float" office:value="0.04045085" calcext:value-type="float">
            <text:p>0.04045085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296097" calcext:value-type="float">
            <text:p>-0.0296097</text:p>
          </table:table-cell>
          <table:table-cell office:value-type="float" office:value="0.0402291" calcext:value-type="float">
            <text:p>0.0402291</text:p>
          </table:table-cell>
          <table:table-cell office:value-type="float" office:value="0.134531" calcext:value-type="float">
            <text:p>0.134531</text:p>
          </table:table-cell>
        </table:table-row>
        <table:table-row table:style-name="ro1">
          <table:table-cell office:value-type="float" office:value="-0.031871199" calcext:value-type="float">
            <text:p>-0.031871199</text:p>
          </table:table-cell>
          <table:table-cell office:value-type="float" office:value="0.038525662" calcext:value-type="float">
            <text:p>0.038525662</text:p>
          </table:table-cell>
          <table:table-cell office:value-type="float" office:value="0.136" calcext:value-type="float">
            <text:p>0.136</text:p>
          </table:table-cell>
          <table:table-cell office:value-type="float" office:value="-0.0321229" calcext:value-type="float">
            <text:p>-0.0321229</text:p>
          </table:table-cell>
          <table:table-cell office:value-type="float" office:value="0.0381839" calcext:value-type="float">
            <text:p>0.0381839</text:p>
          </table:table-cell>
          <table:table-cell office:value-type="float" office:value="0.136406" calcext:value-type="float">
            <text:p>0.136406</text:p>
          </table:table-cell>
        </table:table-row>
        <table:table-row table:style-name="ro1">
          <table:table-cell office:value-type="float" office:value="-0.034227355" calcext:value-type="float">
            <text:p>-0.034227355</text:p>
          </table:table-cell>
          <table:table-cell office:value-type="float" office:value="0.036448431" calcext:value-type="float">
            <text:p>0.036448431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343935" calcext:value-type="float">
            <text:p>-0.0343935</text:p>
          </table:table-cell>
          <table:table-cell office:value-type="float" office:value="0.0363103" calcext:value-type="float">
            <text:p>0.0363103</text:p>
          </table:table-cell>
          <table:table-cell office:value-type="float" office:value="0.137344" calcext:value-type="float">
            <text:p>0.137344</text:p>
          </table:table-cell>
        </table:table-row>
        <table:table-row table:style-name="ro1">
          <table:table-cell office:value-type="float" office:value="-0.036448431" calcext:value-type="float">
            <text:p>-0.036448431</text:p>
          </table:table-cell>
          <table:table-cell office:value-type="float" office:value="0.034227355" calcext:value-type="float">
            <text:p>0.034227355</text:p>
          </table:table-cell>
          <table:table-cell office:value-type="float" office:value="0.138" calcext:value-type="float">
            <text:p>0.138</text:p>
          </table:table-cell>
          <table:table-cell office:value-type="float" office:value="-0.0363103" calcext:value-type="float">
            <text:p>-0.0363103</text:p>
          </table:table-cell>
          <table:table-cell office:value-type="float" office:value="0.0343935" calcext:value-type="float">
            <text:p>0.0343935</text:p>
          </table:table-cell>
          <table:table-cell office:value-type="float" office:value="0.138281" calcext:value-type="float">
            <text:p>0.138281</text:p>
          </table:table-cell>
        </table:table-row>
        <table:table-row table:style-name="ro1">
          <table:table-cell office:value-type="float" office:value="-0.038525662" calcext:value-type="float">
            <text:p>-0.038525662</text:p>
          </table:table-cell>
          <table:table-cell office:value-type="float" office:value="0.031871199" calcext:value-type="float">
            <text:p>0.031871199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381839" calcext:value-type="float">
            <text:p>-0.0381839</text:p>
          </table:table-cell>
          <table:table-cell office:value-type="float" office:value="0.0321229" calcext:value-type="float">
            <text:p>0.0321229</text:p>
          </table:table-cell>
          <table:table-cell office:value-type="float" office:value="0.139219" calcext:value-type="float">
            <text:p>0.139219</text:p>
          </table:table-cell>
        </table:table-row>
        <table:table-row table:style-name="ro1">
          <table:table-cell office:value-type="float" office:value="-0.04045085" calcext:value-type="float">
            <text:p>-0.04045085</text:p>
          </table:table-cell>
          <table:table-cell office:value-type="float" office:value="0.029389263" calcext:value-type="float">
            <text:p>0.029389263</text:p>
          </table:table-cell>
          <table:table-cell office:value-type="float" office:value="0.14" calcext:value-type="float">
            <text:p>0.14</text:p>
          </table:table-cell>
          <table:table-cell office:value-type="float" office:value="-0.0402291" calcext:value-type="float">
            <text:p>-0.0402291</text:p>
          </table:table-cell>
          <table:table-cell office:value-type="float" office:value="0.0296097" calcext:value-type="float">
            <text:p>0.0296097</text:p>
          </table:table-cell>
          <table:table-cell office:value-type="float" office:value="0.141094" calcext:value-type="float">
            <text:p>0.141094</text:p>
          </table:table-cell>
        </table:table-row>
        <table:table-row table:style-name="ro1">
          <table:table-cell office:value-type="float" office:value="-0.042216396" calcext:value-type="float">
            <text:p>-0.042216396</text:p>
          </table:table-cell>
          <table:table-cell office:value-type="float" office:value="0.02679134" calcext:value-type="float">
            <text:p>0.02679134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42446" calcext:value-type="float">
            <text:p>-0.042446</text:p>
          </table:table-cell>
          <table:table-cell office:value-type="float" office:value="0.0268537" calcext:value-type="float">
            <text:p>0.0268537</text:p>
          </table:table-cell>
          <table:table-cell office:value-type="float" office:value="0.141094" calcext:value-type="float">
            <text:p>0.141094</text:p>
          </table:table-cell>
        </table:table-row>
        <table:table-row table:style-name="ro1">
          <table:table-cell office:value-type="float" office:value="-0.043815334" calcext:value-type="float">
            <text:p>-0.043815334</text:p>
          </table:table-cell>
          <table:table-cell office:value-type="float" office:value="0.024087684" calcext:value-type="float">
            <text:p>0.024087684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437439" calcext:value-type="float">
            <text:p>-0.0437439</text:p>
          </table:table-cell>
          <table:table-cell office:value-type="float" office:value="0.0247501" calcext:value-type="float">
            <text:p>0.0247501</text:p>
          </table:table-cell>
          <table:table-cell office:value-type="float" office:value="0.142031" calcext:value-type="float">
            <text:p>0.142031</text:p>
          </table:table-cell>
        </table:table-row>
        <table:table-row table:style-name="ro1">
          <table:table-cell office:value-type="float" office:value="-0.045241353" calcext:value-type="float">
            <text:p>-0.045241353</text:p>
          </table:table-cell>
          <table:table-cell office:value-type="float" office:value="0.021288965" calcext:value-type="float">
            <text:p>0.021288965</text:p>
          </table:table-cell>
          <table:table-cell office:value-type="float" office:value="0.143" calcext:value-type="float">
            <text:p>0.143</text:p>
          </table:table-cell>
          <table:table-cell office:value-type="float" office:value="-0.0453636" calcext:value-type="float">
            <text:p>-0.0453636</text:p>
          </table:table-cell>
          <table:table-cell office:value-type="float" office:value="0.0212761" calcext:value-type="float">
            <text:p>0.0212761</text:p>
          </table:table-cell>
          <table:table-cell office:value-type="float" office:value="0.142969" calcext:value-type="float">
            <text:p>0.142969</text:p>
          </table:table-cell>
        </table:table-row>
        <table:table-row table:style-name="ro1">
          <table:table-cell office:value-type="float" office:value="-0.046488824" calcext:value-type="float">
            <text:p>-0.046488824</text:p>
          </table:table-cell>
          <table:table-cell office:value-type="float" office:value="0.018406228" calcext:value-type="float">
            <text:p>0.018406228</text:p>
          </table:table-cell>
          <table:table-cell office:value-type="float" office:value="0.144" calcext:value-type="float">
            <text:p>0.144</text:p>
          </table:table-cell>
          <table:table-cell office:value-type="float" office:value="-0.0458928" calcext:value-type="float">
            <text:p>-0.0458928</text:p>
          </table:table-cell>
          <table:table-cell office:value-type="float" office:value="0.0186972" calcext:value-type="float">
            <text:p>0.0186972</text:p>
          </table:table-cell>
          <table:table-cell office:value-type="float" office:value="0.145781" calcext:value-type="float">
            <text:p>0.145781</text:p>
          </table:table-cell>
        </table:table-row>
        <table:table-row table:style-name="ro1">
          <table:table-cell office:value-type="float" office:value="-0.047552826" calcext:value-type="float">
            <text:p>-0.047552826</text:p>
          </table:table-cell>
          <table:table-cell office:value-type="float" office:value="0.01545085" calcext:value-type="float">
            <text:p>0.01545085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476269" calcext:value-type="float">
            <text:p>-0.0476269</text:p>
          </table:table-cell>
          <table:table-cell office:value-type="float" office:value="0.0150614" calcext:value-type="float">
            <text:p>0.0150614</text:p>
          </table:table-cell>
          <table:table-cell office:value-type="float" office:value="0.145781" calcext:value-type="float">
            <text:p>0.145781</text:p>
          </table:table-cell>
        </table:table-row>
        <table:table-row table:style-name="ro1">
          <table:table-cell office:value-type="float" office:value="-0.048429158" calcext:value-type="float">
            <text:p>-0.048429158</text:p>
          </table:table-cell>
          <table:table-cell office:value-type="float" office:value="0.012434494" calcext:value-type="float">
            <text:p>0.012434494</text:p>
          </table:table-cell>
          <table:table-cell office:value-type="float" office:value="0.146" calcext:value-type="float">
            <text:p>0.146</text:p>
          </table:table-cell>
          <table:table-cell office:value-type="float" office:value="-0.0481846" calcext:value-type="float">
            <text:p>-0.0481846</text:p>
          </table:table-cell>
          <table:table-cell office:value-type="float" office:value="0.012442" calcext:value-type="float">
            <text:p>0.012442</text:p>
          </table:table-cell>
          <table:table-cell office:value-type="float" office:value="0.146719" calcext:value-type="float">
            <text:p>0.146719</text:p>
          </table:table-cell>
        </table:table-row>
        <table:table-row table:style-name="ro1">
          <table:table-cell office:value-type="float" office:value="-0.049114363" calcext:value-type="float">
            <text:p>-0.049114363</text:p>
          </table:table-cell>
          <table:table-cell office:value-type="float" office:value="0.009369066" calcext:value-type="float">
            <text:p>0.009369066</text:p>
          </table:table-cell>
          <table:table-cell office:value-type="float" office:value="0.147" calcext:value-type="float">
            <text:p>0.147</text:p>
          </table:table-cell>
          <table:table-cell office:value-type="float" office:value="-0.0487424" calcext:value-type="float">
            <text:p>-0.0487424</text:p>
          </table:table-cell>
          <table:table-cell office:value-type="float" office:value="0.00982263" calcext:value-type="float">
            <text:p>0.00982263</text:p>
          </table:table-cell>
          <table:table-cell office:value-type="float" office:value="0.148594" calcext:value-type="float">
            <text:p>0.148594</text:p>
          </table:table-cell>
        </table:table-row>
        <table:table-row table:style-name="ro1">
          <table:table-cell office:value-type="float" office:value="-0.049605735" calcext:value-type="float">
            <text:p>-0.049605735</text:p>
          </table:table-cell>
          <table:table-cell office:value-type="float" office:value="0.006266662" calcext:value-type="float">
            <text:p>0.006266662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49579" calcext:value-type="float">
            <text:p>-0.049579</text:p>
          </table:table-cell>
          <table:table-cell office:value-type="float" office:value="0.00589358" calcext:value-type="float">
            <text:p>0.00589358</text:p>
          </table:table-cell>
          <table:table-cell office:value-type="float" office:value="0.147656" calcext:value-type="float">
            <text:p>0.147656</text:p>
          </table:table-cell>
        </table:table-row>
        <table:table-row table:style-name="ro1">
          <table:table-cell office:value-type="float" office:value="-0.049901336" calcext:value-type="float">
            <text:p>-0.049901336</text:p>
          </table:table-cell>
          <table:table-cell office:value-type="float" office:value="0.003139526" calcext:value-type="float">
            <text:p>0.003139526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501368" calcext:value-type="float">
            <text:p>-0.0501368</text:p>
          </table:table-cell>
          <table:table-cell office:value-type="float" office:value="0.00327421" calcext:value-type="float">
            <text:p>0.00327421</text:p>
          </table:table-cell>
          <table:table-cell office:value-type="float" office:value="0.147656" calcext:value-type="float">
            <text:p>0.147656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6.12574E-018" calcext:value-type="float">
            <text:p>6.12574E-18</text:p>
          </table:table-cell>
          <table:table-cell office:value-type="float" office:value="0.15" calcext:value-type="float">
            <text:p>0.15</text:p>
          </table:table-cell>
          <table:table-cell office:value-type="float" office:value="-0.0495968" calcext:value-type="float">
            <text:p>-0.0495968</text:p>
          </table:table-cell>
          <table:table-cell office:value-type="float" office:value="-0.000644729" calcext:value-type="float">
            <text:p>-0.000644729</text:p>
          </table:table-cell>
          <table:table-cell office:value-type="float" office:value="0.150469" calcext:value-type="float">
            <text:p>0.150469</text:p>
          </table:table-cell>
        </table:table-row>
        <table:table-row table:style-name="ro1">
          <table:table-cell office:value-type="float" office:value="-0.049901336" calcext:value-type="float">
            <text:p>-0.049901336</text:p>
          </table:table-cell>
          <table:table-cell office:value-type="float" office:value="-0.003139526" calcext:value-type="float">
            <text:p>-0.003139526</text:p>
          </table:table-cell>
          <table:table-cell office:value-type="float" office:value="0.151" calcext:value-type="float">
            <text:p>0.151</text:p>
          </table:table-cell>
          <table:table-cell office:value-type="float" office:value="-0.0501368" calcext:value-type="float">
            <text:p>-0.0501368</text:p>
          </table:table-cell>
          <table:table-cell office:value-type="float" office:value="-0.00327421" calcext:value-type="float">
            <text:p>-0.00327421</text:p>
          </table:table-cell>
          <table:table-cell office:value-type="float" office:value="0.151406" calcext:value-type="float">
            <text:p>0.151406</text:p>
          </table:table-cell>
        </table:table-row>
        <table:table-row table:style-name="ro1">
          <table:table-cell office:value-type="float" office:value="-0.049605735" calcext:value-type="float">
            <text:p>-0.049605735</text:p>
          </table:table-cell>
          <table:table-cell office:value-type="float" office:value="-0.006266662" calcext:value-type="float">
            <text:p>-0.006266662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49579" calcext:value-type="float">
            <text:p>-0.049579</text:p>
          </table:table-cell>
          <table:table-cell office:value-type="float" office:value="-0.00589358" calcext:value-type="float">
            <text:p>-0.00589358</text:p>
          </table:table-cell>
          <table:table-cell office:value-type="float" office:value="0.152344" calcext:value-type="float">
            <text:p>0.152344</text:p>
          </table:table-cell>
        </table:table-row>
        <table:table-row table:style-name="ro1">
          <table:table-cell office:value-type="float" office:value="-0.049114363" calcext:value-type="float">
            <text:p>-0.049114363</text:p>
          </table:table-cell>
          <table:table-cell office:value-type="float" office:value="-0.009369066" calcext:value-type="float">
            <text:p>-0.009369066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487424" calcext:value-type="float">
            <text:p>-0.0487424</text:p>
          </table:table-cell>
          <table:table-cell office:value-type="float" office:value="-0.00982263" calcext:value-type="float">
            <text:p>-0.00982263</text:p>
          </table:table-cell>
          <table:table-cell office:value-type="float" office:value="0.153281" calcext:value-type="float">
            <text:p>0.153281</text:p>
          </table:table-cell>
        </table:table-row>
        <table:table-row table:style-name="ro1">
          <table:table-cell office:value-type="float" office:value="-0.048429158" calcext:value-type="float">
            <text:p>-0.048429158</text:p>
          </table:table-cell>
          <table:table-cell office:value-type="float" office:value="-0.012434494" calcext:value-type="float">
            <text:p>-0.012434494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481846" calcext:value-type="float">
            <text:p>-0.0481846</text:p>
          </table:table-cell>
          <table:table-cell office:value-type="float" office:value="-0.012442" calcext:value-type="float">
            <text:p>-0.012442</text:p>
          </table:table-cell>
          <table:table-cell office:value-type="float" office:value="0.154219" calcext:value-type="float">
            <text:p>0.154219</text:p>
          </table:table-cell>
        </table:table-row>
        <table:table-row table:style-name="ro1">
          <table:table-cell office:value-type="float" office:value="-0.047552826" calcext:value-type="float">
            <text:p>-0.047552826</text:p>
          </table:table-cell>
          <table:table-cell office:value-type="float" office:value="-0.01545085" calcext:value-type="float">
            <text:p>-0.01545085</text:p>
          </table:table-cell>
          <table:table-cell office:value-type="float" office:value="0.155" calcext:value-type="float">
            <text:p>0.155</text:p>
          </table:table-cell>
          <table:table-cell office:value-type="float" office:value="-0.0476269" calcext:value-type="float">
            <text:p>-0.0476269</text:p>
          </table:table-cell>
          <table:table-cell office:value-type="float" office:value="-0.0150614" calcext:value-type="float">
            <text:p>-0.0150614</text:p>
          </table:table-cell>
          <table:table-cell office:value-type="float" office:value="0.156094" calcext:value-type="float">
            <text:p>0.156094</text:p>
          </table:table-cell>
        </table:table-row>
        <table:table-row table:style-name="ro1">
          <table:table-cell office:value-type="float" office:value="-0.046488824" calcext:value-type="float">
            <text:p>-0.046488824</text:p>
          </table:table-cell>
          <table:table-cell office:value-type="float" office:value="-0.018406228" calcext:value-type="float">
            <text:p>-0.018406228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467903" calcext:value-type="float">
            <text:p>-0.0467903</text:p>
          </table:table-cell>
          <table:table-cell office:value-type="float" office:value="-0.0189904" calcext:value-type="float">
            <text:p>-0.0189904</text:p>
          </table:table-cell>
          <table:table-cell office:value-type="float" office:value="0.156094" calcext:value-type="float">
            <text:p>0.156094</text:p>
          </table:table-cell>
        </table:table-row>
        <table:table-row table:style-name="ro1">
          <table:table-cell office:value-type="float" office:value="-0.045241353" calcext:value-type="float">
            <text:p>-0.045241353</text:p>
          </table:table-cell>
          <table:table-cell office:value-type="float" office:value="-0.021288965" calcext:value-type="float">
            <text:p>-0.021288965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453636" calcext:value-type="float">
            <text:p>-0.0453636</text:p>
          </table:table-cell>
          <table:table-cell office:value-type="float" office:value="-0.0212761" calcext:value-type="float">
            <text:p>-0.0212761</text:p>
          </table:table-cell>
          <table:table-cell office:value-type="float" office:value="0.157969" calcext:value-type="float">
            <text:p>0.157969</text:p>
          </table:table-cell>
        </table:table-row>
        <table:table-row table:style-name="ro1">
          <table:table-cell office:value-type="float" office:value="-0.043815334" calcext:value-type="float">
            <text:p>-0.043815334</text:p>
          </table:table-cell>
          <table:table-cell office:value-type="float" office:value="-0.024087684" calcext:value-type="float">
            <text:p>-0.024087684</text:p>
          </table:table-cell>
          <table:table-cell office:value-type="float" office:value="0.158" calcext:value-type="float">
            <text:p>0.158</text:p>
          </table:table-cell>
          <table:table-cell office:value-type="float" office:value="-0.0439942" calcext:value-type="float">
            <text:p>-0.0439942</text:p>
          </table:table-cell>
          <table:table-cell office:value-type="float" office:value="-0.0234808" calcext:value-type="float">
            <text:p>-0.0234808</text:p>
          </table:table-cell>
          <table:table-cell office:value-type="float" office:value="0.157031" calcext:value-type="float">
            <text:p>0.157031</text:p>
          </table:table-cell>
        </table:table-row>
        <table:table-row table:style-name="ro1">
          <table:table-cell office:value-type="float" office:value="-0.042216396" calcext:value-type="float">
            <text:p>-0.042216396</text:p>
          </table:table-cell>
          <table:table-cell office:value-type="float" office:value="-0.02679134" calcext:value-type="float">
            <text:p>-0.02679134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42446" calcext:value-type="float">
            <text:p>-0.042446</text:p>
          </table:table-cell>
          <table:table-cell office:value-type="float" office:value="-0.0268537" calcext:value-type="float">
            <text:p>-0.0268537</text:p>
          </table:table-cell>
          <table:table-cell office:value-type="float" office:value="0.159844" calcext:value-type="float">
            <text:p>0.159844</text:p>
          </table:table-cell>
        </table:table-row>
        <table:table-row table:style-name="ro1">
          <table:table-cell office:value-type="float" office:value="-0.04045085" calcext:value-type="float">
            <text:p>-0.04045085</text:p>
          </table:table-cell>
          <table:table-cell office:value-type="float" office:value="-0.029389263" calcext:value-type="float">
            <text:p>-0.029389263</text:p>
          </table:table-cell>
          <table:table-cell office:value-type="float" office:value="0.16" calcext:value-type="float">
            <text:p>0.16</text:p>
          </table:table-cell>
          <table:table-cell office:value-type="float" office:value="-0.0402291" calcext:value-type="float">
            <text:p>-0.0402291</text:p>
          </table:table-cell>
          <table:table-cell office:value-type="float" office:value="-0.0296097" calcext:value-type="float">
            <text:p>-0.0296097</text:p>
          </table:table-cell>
          <table:table-cell office:value-type="float" office:value="0.161719" calcext:value-type="float">
            <text:p>0.161719</text:p>
          </table:table-cell>
        </table:table-row>
        <table:table-row table:style-name="ro1">
          <table:table-cell office:value-type="float" office:value="-0.038525662" calcext:value-type="float">
            <text:p>-0.038525662</text:p>
          </table:table-cell>
          <table:table-cell office:value-type="float" office:value="-0.031871199" calcext:value-type="float">
            <text:p>-0.031871199</text:p>
          </table:table-cell>
          <table:table-cell office:value-type="float" office:value="0.161" calcext:value-type="float">
            <text:p>0.161</text:p>
          </table:table-cell>
          <table:table-cell office:value-type="float" office:value="-0.0381839" calcext:value-type="float">
            <text:p>-0.0381839</text:p>
          </table:table-cell>
          <table:table-cell office:value-type="float" office:value="-0.0321229" calcext:value-type="float">
            <text:p>-0.0321229</text:p>
          </table:table-cell>
          <table:table-cell office:value-type="float" office:value="0.160781" calcext:value-type="float">
            <text:p>0.160781</text:p>
          </table:table-cell>
        </table:table-row>
        <table:table-row table:style-name="ro1">
          <table:table-cell office:value-type="float" office:value="-0.036448431" calcext:value-type="float">
            <text:p>-0.036448431</text:p>
          </table:table-cell>
          <table:table-cell office:value-type="float" office:value="-0.034227355" calcext:value-type="float">
            <text:p>-0.034227355</text:p>
          </table:table-cell>
          <table:table-cell office:value-type="float" office:value="0.162" calcext:value-type="float">
            <text:p>0.162</text:p>
          </table:table-cell>
          <table:table-cell office:value-type="float" office:value="-0.0363103" calcext:value-type="float">
            <text:p>-0.0363103</text:p>
          </table:table-cell>
          <table:table-cell office:value-type="float" office:value="-0.0343935" calcext:value-type="float">
            <text:p>-0.0343935</text:p>
          </table:table-cell>
          <table:table-cell office:value-type="float" office:value="0.161719" calcext:value-type="float">
            <text:p>0.161719</text:p>
          </table:table-cell>
        </table:table-row>
        <table:table-row table:style-name="ro1">
          <table:table-cell office:value-type="float" office:value="-0.034227355" calcext:value-type="float">
            <text:p>-0.034227355</text:p>
          </table:table-cell>
          <table:table-cell office:value-type="float" office:value="-0.036448431" calcext:value-type="float">
            <text:p>-0.036448431</text:p>
          </table:table-cell>
          <table:table-cell office:value-type="float" office:value="0.163" calcext:value-type="float">
            <text:p>0.163</text:p>
          </table:table-cell>
          <table:table-cell office:value-type="float" office:value="-0.0343935" calcext:value-type="float">
            <text:p>-0.0343935</text:p>
          </table:table-cell>
          <table:table-cell office:value-type="float" office:value="-0.0363103" calcext:value-type="float">
            <text:p>-0.0363103</text:p>
          </table:table-cell>
          <table:table-cell office:value-type="float" office:value="0.162656" calcext:value-type="float">
            <text:p>0.162656</text:p>
          </table:table-cell>
        </table:table-row>
        <table:table-row table:style-name="ro1">
          <table:table-cell office:value-type="float" office:value="-0.031871199" calcext:value-type="float">
            <text:p>-0.031871199</text:p>
          </table:table-cell>
          <table:table-cell office:value-type="float" office:value="-0.038525662" calcext:value-type="float">
            <text:p>-0.038525662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321229" calcext:value-type="float">
            <text:p>-0.0321229</text:p>
          </table:table-cell>
          <table:table-cell office:value-type="float" office:value="-0.0381839" calcext:value-type="float">
            <text:p>-0.0381839</text:p>
          </table:table-cell>
          <table:table-cell office:value-type="float" office:value="0.163594" calcext:value-type="float">
            <text:p>0.163594</text:p>
          </table:table-cell>
        </table:table-row>
        <table:table-row table:style-name="ro1">
          <table:table-cell office:value-type="float" office:value="-0.029389263" calcext:value-type="float">
            <text:p>-0.029389263</text:p>
          </table:table-cell>
          <table:table-cell office:value-type="float" office:value="-0.04045085" calcext:value-type="float">
            <text:p>-0.04045085</text:p>
          </table:table-cell>
          <table:table-cell office:value-type="float" office:value="0.165" calcext:value-type="float">
            <text:p>0.165</text:p>
          </table:table-cell>
          <table:table-cell office:value-type="float" office:value="-0.0296097" calcext:value-type="float">
            <text:p>-0.0296097</text:p>
          </table:table-cell>
          <table:table-cell office:value-type="float" office:value="-0.0402291" calcext:value-type="float">
            <text:p>-0.0402291</text:p>
          </table:table-cell>
          <table:table-cell office:value-type="float" office:value="0.164531" calcext:value-type="float">
            <text:p>0.164531</text:p>
          </table:table-cell>
        </table:table-row>
        <table:table-row table:style-name="ro1">
          <table:table-cell office:value-type="float" office:value="-0.02679134" calcext:value-type="float">
            <text:p>-0.02679134</text:p>
          </table:table-cell>
          <table:table-cell office:value-type="float" office:value="-0.042216396" calcext:value-type="float">
            <text:p>-0.042216396</text:p>
          </table:table-cell>
          <table:table-cell office:value-type="float" office:value="0.166" calcext:value-type="float">
            <text:p>0.166</text:p>
          </table:table-cell>
          <table:table-cell office:value-type="float" office:value="-0.0268537" calcext:value-type="float">
            <text:p>-0.0268537</text:p>
          </table:table-cell>
          <table:table-cell office:value-type="float" office:value="-0.042446" calcext:value-type="float">
            <text:p>-0.042446</text:p>
          </table:table-cell>
          <table:table-cell office:value-type="float" office:value="0.165469" calcext:value-type="float">
            <text:p>0.165469</text:p>
          </table:table-cell>
        </table:table-row>
        <table:table-row table:style-name="ro1">
          <table:table-cell office:value-type="float" office:value="-0.024087684" calcext:value-type="float">
            <text:p>-0.024087684</text:p>
          </table:table-cell>
          <table:table-cell office:value-type="float" office:value="-0.043815334" calcext:value-type="float">
            <text:p>-0.043815334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234808" calcext:value-type="float">
            <text:p>-0.0234808</text:p>
          </table:table-cell>
          <table:table-cell office:value-type="float" office:value="-0.0439942" calcext:value-type="float">
            <text:p>-0.0439942</text:p>
          </table:table-cell>
          <table:table-cell office:value-type="float" office:value="0.166406" calcext:value-type="float">
            <text:p>0.166406</text:p>
          </table:table-cell>
        </table:table-row>
        <table:table-row table:style-name="ro1">
          <table:table-cell office:value-type="float" office:value="-0.021288965" calcext:value-type="float">
            <text:p>-0.021288965</text:p>
          </table:table-cell>
          <table:table-cell office:value-type="float" office:value="-0.045241353" calcext:value-type="float">
            <text:p>-0.045241353</text:p>
          </table:table-cell>
          <table:table-cell office:value-type="float" office:value="0.168" calcext:value-type="float">
            <text:p>0.168</text:p>
          </table:table-cell>
          <table:table-cell office:value-type="float" office:value="-0.0212761" calcext:value-type="float">
            <text:p>-0.0212761</text:p>
          </table:table-cell>
          <table:table-cell office:value-type="float" office:value="-0.0453636" calcext:value-type="float">
            <text:p>-0.0453636</text:p>
          </table:table-cell>
          <table:table-cell office:value-type="float" office:value="0.168281" calcext:value-type="float">
            <text:p>0.168281</text:p>
          </table:table-cell>
        </table:table-row>
        <table:table-row table:style-name="ro1">
          <table:table-cell office:value-type="float" office:value="-0.018406228" calcext:value-type="float">
            <text:p>-0.018406228</text:p>
          </table:table-cell>
          <table:table-cell office:value-type="float" office:value="-0.046488824" calcext:value-type="float">
            <text:p>-0.046488824</text:p>
          </table:table-cell>
          <table:table-cell office:value-type="float" office:value="0.169" calcext:value-type="float">
            <text:p>0.169</text:p>
          </table:table-cell>
          <table:table-cell office:value-type="float" office:value="-0.0189904" calcext:value-type="float">
            <text:p>-0.0189904</text:p>
          </table:table-cell>
          <table:table-cell office:value-type="float" office:value="-0.0467903" calcext:value-type="float">
            <text:p>-0.0467903</text:p>
          </table:table-cell>
          <table:table-cell office:value-type="float" office:value="0.170156" calcext:value-type="float">
            <text:p>0.170156</text:p>
          </table:table-cell>
        </table:table-row>
        <table:table-row table:style-name="ro1">
          <table:table-cell office:value-type="float" office:value="-0.01545085" calcext:value-type="float">
            <text:p>-0.01545085</text:p>
          </table:table-cell>
          <table:table-cell office:value-type="float" office:value="-0.047552826" calcext:value-type="float">
            <text:p>-0.047552826</text:p>
          </table:table-cell>
          <table:table-cell office:value-type="float" office:value="0.17" calcext:value-type="float">
            <text:p>0.17</text:p>
          </table:table-cell>
          <table:table-cell office:value-type="float" office:value="-0.0150614" calcext:value-type="float">
            <text:p>-0.0150614</text:p>
          </table:table-cell>
          <table:table-cell office:value-type="float" office:value="-0.0476269" calcext:value-type="float">
            <text:p>-0.0476269</text:p>
          </table:table-cell>
          <table:table-cell office:value-type="float" office:value="0.170156" calcext:value-type="float">
            <text:p>0.170156</text:p>
          </table:table-cell>
        </table:table-row>
        <table:table-row table:style-name="ro1">
          <table:table-cell office:value-type="float" office:value="-0.012434494" calcext:value-type="float">
            <text:p>-0.012434494</text:p>
          </table:table-cell>
          <table:table-cell office:value-type="float" office:value="-0.048429158" calcext:value-type="float">
            <text:p>-0.04842915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12442" calcext:value-type="float">
            <text:p>-0.012442</text:p>
          </table:table-cell>
          <table:table-cell office:value-type="float" office:value="-0.0481846" calcext:value-type="float">
            <text:p>-0.0481846</text:p>
          </table:table-cell>
          <table:table-cell office:value-type="float" office:value="0.170156" calcext:value-type="float">
            <text:p>0.170156</text:p>
          </table:table-cell>
        </table:table-row>
        <table:table-row table:style-name="ro1">
          <table:table-cell office:value-type="float" office:value="-0.009369066" calcext:value-type="float">
            <text:p>-0.009369066</text:p>
          </table:table-cell>
          <table:table-cell office:value-type="float" office:value="-0.049114363" calcext:value-type="float">
            <text:p>-0.049114363</text:p>
          </table:table-cell>
          <table:table-cell office:value-type="float" office:value="0.172" calcext:value-type="float">
            <text:p>0.172</text:p>
          </table:table-cell>
          <table:table-cell office:value-type="float" office:value="-0.00982263" calcext:value-type="float">
            <text:p>-0.00982263</text:p>
          </table:table-cell>
          <table:table-cell office:value-type="float" office:value="-0.0487424" calcext:value-type="float">
            <text:p>-0.0487424</text:p>
          </table:table-cell>
          <table:table-cell office:value-type="float" office:value="0.172031" calcext:value-type="float">
            <text:p>0.172031</text:p>
          </table:table-cell>
        </table:table-row>
        <table:table-row table:style-name="ro1">
          <table:table-cell office:value-type="float" office:value="-0.006266662" calcext:value-type="float">
            <text:p>-0.006266662</text:p>
          </table:table-cell>
          <table:table-cell office:value-type="float" office:value="-0.049605735" calcext:value-type="float">
            <text:p>-0.049605735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0589358" calcext:value-type="float">
            <text:p>-0.00589358</text:p>
          </table:table-cell>
          <table:table-cell office:value-type="float" office:value="-0.049579" calcext:value-type="float">
            <text:p>-0.049579</text:p>
          </table:table-cell>
          <table:table-cell office:value-type="float" office:value="0.172969" calcext:value-type="float">
            <text:p>0.172969</text:p>
          </table:table-cell>
        </table:table-row>
        <table:table-row table:style-name="ro1">
          <table:table-cell office:value-type="float" office:value="-0.003139526" calcext:value-type="float">
            <text:p>-0.003139526</text:p>
          </table:table-cell>
          <table:table-cell office:value-type="float" office:value="-0.049901336" calcext:value-type="float">
            <text:p>-0.049901336</text:p>
          </table:table-cell>
          <table:table-cell office:value-type="float" office:value="0.174" calcext:value-type="float">
            <text:p>0.174</text:p>
          </table:table-cell>
          <table:table-cell office:value-type="float" office:value="-0.00327421" calcext:value-type="float">
            <text:p>-0.00327421</text:p>
          </table:table-cell>
          <table:table-cell office:value-type="float" office:value="-0.0501368" calcext:value-type="float">
            <text:p>-0.0501368</text:p>
          </table:table-cell>
          <table:table-cell office:value-type="float" office:value="0.173906" calcext:value-type="float">
            <text:p>0.173906</text:p>
          </table:table-cell>
        </table:table-row>
        <table:table-row table:style-name="ro1">
          <table:table-cell office:value-type="float" office:value="-9.18861E-018" calcext:value-type="float">
            <text:p>-9.18861E-18</text:p>
          </table:table-cell>
          <table:table-cell office:value-type="float" office:value="-0.05" calcext:value-type="float">
            <text:p>-0.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644729" calcext:value-type="float">
            <text:p>0.000644729</text:p>
          </table:table-cell>
          <table:table-cell office:value-type="float" office:value="-0.0495968" calcext:value-type="float">
            <text:p>-0.0495968</text:p>
          </table:table-cell>
          <table:table-cell office:value-type="float" office:value="0.174844" calcext:value-type="float">
            <text:p>0.174844</text:p>
          </table:table-cell>
        </table:table-row>
        <table:table-row table:style-name="ro1">
          <table:table-cell office:value-type="float" office:value="0.003139526" calcext:value-type="float">
            <text:p>0.003139526</text:p>
          </table:table-cell>
          <table:table-cell office:value-type="float" office:value="-0.049901336" calcext:value-type="float">
            <text:p>-0.049901336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327421" calcext:value-type="float">
            <text:p>0.00327421</text:p>
          </table:table-cell>
          <table:table-cell office:value-type="float" office:value="-0.0501368" calcext:value-type="float">
            <text:p>-0.0501368</text:p>
          </table:table-cell>
          <table:table-cell office:value-type="float" office:value="0.174844" calcext:value-type="float">
            <text:p>0.174844</text:p>
          </table:table-cell>
        </table:table-row>
        <table:table-row table:style-name="ro1">
          <table:table-cell office:value-type="float" office:value="0.006266662" calcext:value-type="float">
            <text:p>0.006266662</text:p>
          </table:table-cell>
          <table:table-cell office:value-type="float" office:value="-0.049605735" calcext:value-type="float">
            <text:p>-0.04960573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0589358" calcext:value-type="float">
            <text:p>0.00589358</text:p>
          </table:table-cell>
          <table:table-cell office:value-type="float" office:value="-0.049579" calcext:value-type="float">
            <text:p>-0.049579</text:p>
          </table:table-cell>
          <table:table-cell office:value-type="float" office:value="0.176719" calcext:value-type="float">
            <text:p>0.176719</text:p>
          </table:table-cell>
        </table:table-row>
        <table:table-row table:style-name="ro1">
          <table:table-cell office:value-type="float" office:value="0.009369066" calcext:value-type="float">
            <text:p>0.009369066</text:p>
          </table:table-cell>
          <table:table-cell office:value-type="float" office:value="-0.049114363" calcext:value-type="float">
            <text:p>-0.04911436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982263" calcext:value-type="float">
            <text:p>0.00982263</text:p>
          </table:table-cell>
          <table:table-cell office:value-type="float" office:value="-0.0487424" calcext:value-type="float">
            <text:p>-0.0487424</text:p>
          </table:table-cell>
          <table:table-cell office:value-type="float" office:value="0.177656" calcext:value-type="float">
            <text:p>0.177656</text:p>
          </table:table-cell>
        </table:table-row>
        <table:table-row table:style-name="ro1">
          <table:table-cell office:value-type="float" office:value="0.012434494" calcext:value-type="float">
            <text:p>0.012434494</text:p>
          </table:table-cell>
          <table:table-cell office:value-type="float" office:value="-0.048429158" calcext:value-type="float">
            <text:p>-0.048429158</text:p>
          </table:table-cell>
          <table:table-cell office:value-type="float" office:value="0.179" calcext:value-type="float">
            <text:p>0.179</text:p>
          </table:table-cell>
          <table:table-cell office:value-type="float" office:value="0.012442" calcext:value-type="float">
            <text:p>0.012442</text:p>
          </table:table-cell>
          <table:table-cell office:value-type="float" office:value="-0.0481846" calcext:value-type="float">
            <text:p>-0.0481846</text:p>
          </table:table-cell>
          <table:table-cell office:value-type="float" office:value="0.177656" calcext:value-type="float">
            <text:p>0.177656</text:p>
          </table:table-cell>
        </table:table-row>
        <table:table-row table:style-name="ro1">
          <table:table-cell office:value-type="float" office:value="0.01545085" calcext:value-type="float">
            <text:p>0.01545085</text:p>
          </table:table-cell>
          <table:table-cell office:value-type="float" office:value="-0.047552826" calcext:value-type="float">
            <text:p>-0.047552826</text:p>
          </table:table-cell>
          <table:table-cell office:value-type="float" office:value="0.18" calcext:value-type="float">
            <text:p>0.18</text:p>
          </table:table-cell>
          <table:table-cell office:value-type="float" office:value="0.0150614" calcext:value-type="float">
            <text:p>0.0150614</text:p>
          </table:table-cell>
          <table:table-cell office:value-type="float" office:value="-0.0476269" calcext:value-type="float">
            <text:p>-0.0476269</text:p>
          </table:table-cell>
          <table:table-cell office:value-type="float" office:value="0.180469" calcext:value-type="float">
            <text:p>0.180469</text:p>
          </table:table-cell>
        </table:table-row>
        <table:table-row table:style-name="ro1">
          <table:table-cell office:value-type="float" office:value="0.018406228" calcext:value-type="float">
            <text:p>0.018406228</text:p>
          </table:table-cell>
          <table:table-cell office:value-type="float" office:value="-0.046488824" calcext:value-type="float">
            <text:p>-0.04648882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186972" calcext:value-type="float">
            <text:p>0.0186972</text:p>
          </table:table-cell>
          <table:table-cell office:value-type="float" office:value="-0.0458928" calcext:value-type="float">
            <text:p>-0.0458928</text:p>
          </table:table-cell>
          <table:table-cell office:value-type="float" office:value="0.180469" calcext:value-type="float">
            <text:p>0.180469</text:p>
          </table:table-cell>
        </table:table-row>
        <table:table-row table:style-name="ro1">
          <table:table-cell office:value-type="float" office:value="0.021288965" calcext:value-type="float">
            <text:p>0.021288965</text:p>
          </table:table-cell>
          <table:table-cell office:value-type="float" office:value="-0.045241353" calcext:value-type="float">
            <text:p>-0.04524135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212761" calcext:value-type="float">
            <text:p>0.0212761</text:p>
          </table:table-cell>
          <table:table-cell office:value-type="float" office:value="-0.0453636" calcext:value-type="float">
            <text:p>-0.0453636</text:p>
          </table:table-cell>
          <table:table-cell office:value-type="float" office:value="0.182344" calcext:value-type="float">
            <text:p>0.182344</text:p>
          </table:table-cell>
        </table:table-row>
        <table:table-row table:style-name="ro1">
          <table:table-cell office:value-type="float" office:value="0.024087684" calcext:value-type="float">
            <text:p>0.024087684</text:p>
          </table:table-cell>
          <table:table-cell office:value-type="float" office:value="-0.043815334" calcext:value-type="float">
            <text:p>-0.04381533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234808" calcext:value-type="float">
            <text:p>0.0234808</text:p>
          </table:table-cell>
          <table:table-cell office:value-type="float" office:value="-0.0439942" calcext:value-type="float">
            <text:p>-0.0439942</text:p>
          </table:table-cell>
          <table:table-cell office:value-type="float" office:value="0.183281" calcext:value-type="float">
            <text:p>0.183281</text:p>
          </table:table-cell>
        </table:table-row>
        <table:table-row table:style-name="ro1">
          <table:table-cell office:value-type="float" office:value="0.02679134" calcext:value-type="float">
            <text:p>0.02679134</text:p>
          </table:table-cell>
          <table:table-cell office:value-type="float" office:value="-0.042216396" calcext:value-type="float">
            <text:p>-0.0422163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268537" calcext:value-type="float">
            <text:p>0.0268537</text:p>
          </table:table-cell>
          <table:table-cell office:value-type="float" office:value="-0.042446" calcext:value-type="float">
            <text:p>-0.042446</text:p>
          </table:table-cell>
          <table:table-cell office:value-type="float" office:value="0.182344" calcext:value-type="float">
            <text:p>0.182344</text:p>
          </table:table-cell>
        </table:table-row>
        <table:table-row table:style-name="ro1">
          <table:table-cell office:value-type="float" office:value="0.029389263" calcext:value-type="float">
            <text:p>0.029389263</text:p>
          </table:table-cell>
          <table:table-cell office:value-type="float" office:value="-0.04045085" calcext:value-type="float">
            <text:p>-0.0404508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96097" calcext:value-type="float">
            <text:p>0.0296097</text:p>
          </table:table-cell>
          <table:table-cell office:value-type="float" office:value="-0.0402291" calcext:value-type="float">
            <text:p>-0.0402291</text:p>
          </table:table-cell>
          <table:table-cell office:value-type="float" office:value="0.186094" calcext:value-type="float">
            <text:p>0.186094</text:p>
          </table:table-cell>
        </table:table-row>
        <table:table-row table:style-name="ro1">
          <table:table-cell office:value-type="float" office:value="0.031871199" calcext:value-type="float">
            <text:p>0.031871199</text:p>
          </table:table-cell>
          <table:table-cell office:value-type="float" office:value="-0.038525662" calcext:value-type="float">
            <text:p>-0.03852566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321229" calcext:value-type="float">
            <text:p>0.0321229</text:p>
          </table:table-cell>
          <table:table-cell office:value-type="float" office:value="-0.0381839" calcext:value-type="float">
            <text:p>-0.0381839</text:p>
          </table:table-cell>
          <table:table-cell office:value-type="float" office:value="0.185156" calcext:value-type="float">
            <text:p>0.185156</text:p>
          </table:table-cell>
        </table:table-row>
        <table:table-row table:style-name="ro1">
          <table:table-cell office:value-type="float" office:value="0.034227355" calcext:value-type="float">
            <text:p>0.034227355</text:p>
          </table:table-cell>
          <table:table-cell office:value-type="float" office:value="-0.036448431" calcext:value-type="float">
            <text:p>-0.03644843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3935" calcext:value-type="float">
            <text:p>0.0343935</text:p>
          </table:table-cell>
          <table:table-cell office:value-type="float" office:value="-0.0363103" calcext:value-type="float">
            <text:p>-0.0363103</text:p>
          </table:table-cell>
          <table:table-cell office:value-type="float" office:value="0.187031" calcext:value-type="float">
            <text:p>0.187031</text:p>
          </table:table-cell>
        </table:table-row>
        <table:table-row table:style-name="ro1">
          <table:table-cell office:value-type="float" office:value="0.036448431" calcext:value-type="float">
            <text:p>0.036448431</text:p>
          </table:table-cell>
          <table:table-cell office:value-type="float" office:value="-0.034227355" calcext:value-type="float">
            <text:p>-0.03422735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63103" calcext:value-type="float">
            <text:p>0.0363103</text:p>
          </table:table-cell>
          <table:table-cell office:value-type="float" office:value="-0.0343935" calcext:value-type="float">
            <text:p>-0.0343935</text:p>
          </table:table-cell>
          <table:table-cell office:value-type="float" office:value="0.187031" calcext:value-type="float">
            <text:p>0.187031</text:p>
          </table:table-cell>
        </table:table-row>
        <table:table-row table:style-name="ro1">
          <table:table-cell office:value-type="float" office:value="0.038525662" calcext:value-type="float">
            <text:p>0.038525662</text:p>
          </table:table-cell>
          <table:table-cell office:value-type="float" office:value="-0.031871199" calcext:value-type="float">
            <text:p>-0.03187119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81839" calcext:value-type="float">
            <text:p>0.0381839</text:p>
          </table:table-cell>
          <table:table-cell office:value-type="float" office:value="-0.0321229" calcext:value-type="float">
            <text:p>-0.0321229</text:p>
          </table:table-cell>
          <table:table-cell office:value-type="float" office:value="0.188906" calcext:value-type="float">
            <text:p>0.188906</text:p>
          </table:table-cell>
        </table:table-row>
        <table:table-row table:style-name="ro1">
          <table:table-cell office:value-type="float" office:value="0.04045085" calcext:value-type="float">
            <text:p>0.04045085</text:p>
          </table:table-cell>
          <table:table-cell office:value-type="float" office:value="-0.029389263" calcext:value-type="float">
            <text:p>-0.029389263</text:p>
          </table:table-cell>
          <table:table-cell office:value-type="float" office:value="0.19" calcext:value-type="float">
            <text:p>0.19</text:p>
          </table:table-cell>
          <table:table-cell office:value-type="float" office:value="0.0402291" calcext:value-type="float">
            <text:p>0.0402291</text:p>
          </table:table-cell>
          <table:table-cell office:value-type="float" office:value="-0.0296097" calcext:value-type="float">
            <text:p>-0.0296097</text:p>
          </table:table-cell>
          <table:table-cell office:value-type="float" office:value="0.190781" calcext:value-type="float">
            <text:p>0.190781</text:p>
          </table:table-cell>
        </table:table-row>
        <table:table-row table:style-name="ro1">
          <table:table-cell office:value-type="float" office:value="0.042216396" calcext:value-type="float">
            <text:p>0.042216396</text:p>
          </table:table-cell>
          <table:table-cell office:value-type="float" office:value="-0.02679134" calcext:value-type="float">
            <text:p>-0.02679134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2446" calcext:value-type="float">
            <text:p>0.042446</text:p>
          </table:table-cell>
          <table:table-cell office:value-type="float" office:value="-0.0268537" calcext:value-type="float">
            <text:p>-0.0268537</text:p>
          </table:table-cell>
          <table:table-cell office:value-type="float" office:value="0.189844" calcext:value-type="float">
            <text:p>0.189844</text:p>
          </table:table-cell>
        </table:table-row>
        <table:table-row table:style-name="ro1">
          <table:table-cell office:value-type="float" office:value="0.043815334" calcext:value-type="float">
            <text:p>0.043815334</text:p>
          </table:table-cell>
          <table:table-cell office:value-type="float" office:value="-0.024087684" calcext:value-type="float">
            <text:p>-0.0240876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0439942" calcext:value-type="float">
            <text:p>0.0439942</text:p>
          </table:table-cell>
          <table:table-cell office:value-type="float" office:value="-0.0234808" calcext:value-type="float">
            <text:p>-0.0234808</text:p>
          </table:table-cell>
          <table:table-cell office:value-type="float" office:value="0.192656" calcext:value-type="float">
            <text:p>0.192656</text:p>
          </table:table-cell>
        </table:table-row>
        <table:table-row table:style-name="ro1">
          <table:table-cell office:value-type="float" office:value="0.045241353" calcext:value-type="float">
            <text:p>0.045241353</text:p>
          </table:table-cell>
          <table:table-cell office:value-type="float" office:value="-0.021288965" calcext:value-type="float">
            <text:p>-0.021288965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53636" calcext:value-type="float">
            <text:p>0.0453636</text:p>
          </table:table-cell>
          <table:table-cell office:value-type="float" office:value="-0.0212761" calcext:value-type="float">
            <text:p>-0.0212761</text:p>
          </table:table-cell>
          <table:table-cell office:value-type="float" office:value="0.192656" calcext:value-type="float">
            <text:p>0.192656</text:p>
          </table:table-cell>
        </table:table-row>
        <table:table-row table:style-name="ro1">
          <table:table-cell office:value-type="float" office:value="0.046488824" calcext:value-type="float">
            <text:p>0.046488824</text:p>
          </table:table-cell>
          <table:table-cell office:value-type="float" office:value="-0.018406228" calcext:value-type="float">
            <text:p>-0.018406228</text:p>
          </table:table-cell>
          <table:table-cell office:value-type="float" office:value="0.194" calcext:value-type="float">
            <text:p>0.194</text:p>
          </table:table-cell>
          <table:table-cell office:value-type="float" office:value="0.0467903" calcext:value-type="float">
            <text:p>0.0467903</text:p>
          </table:table-cell>
          <table:table-cell office:value-type="float" office:value="-0.0189904" calcext:value-type="float">
            <text:p>-0.0189904</text:p>
          </table:table-cell>
          <table:table-cell office:value-type="float" office:value="0.194531" calcext:value-type="float">
            <text:p>0.194531</text:p>
          </table:table-cell>
        </table:table-row>
        <table:table-row table:style-name="ro1">
          <table:table-cell office:value-type="float" office:value="0.047552826" calcext:value-type="float">
            <text:p>0.047552826</text:p>
          </table:table-cell>
          <table:table-cell office:value-type="float" office:value="-0.01545085" calcext:value-type="float">
            <text:p>-0.0154508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476269" calcext:value-type="float">
            <text:p>0.0476269</text:p>
          </table:table-cell>
          <table:table-cell office:value-type="float" office:value="-0.0150614" calcext:value-type="float">
            <text:p>-0.0150614</text:p>
          </table:table-cell>
          <table:table-cell office:value-type="float" office:value="0.194531" calcext:value-type="float">
            <text:p>0.194531</text:p>
          </table:table-cell>
        </table:table-row>
        <table:table-row table:style-name="ro1">
          <table:table-cell office:value-type="float" office:value="0.048429158" calcext:value-type="float">
            <text:p>0.048429158</text:p>
          </table:table-cell>
          <table:table-cell office:value-type="float" office:value="-0.012434494" calcext:value-type="float">
            <text:p>-0.0124344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81846" calcext:value-type="float">
            <text:p>0.0481846</text:p>
          </table:table-cell>
          <table:table-cell office:value-type="float" office:value="-0.012442" calcext:value-type="float">
            <text:p>-0.012442</text:p>
          </table:table-cell>
          <table:table-cell office:value-type="float" office:value="0.195469" calcext:value-type="float">
            <text:p>0.195469</text:p>
          </table:table-cell>
        </table:table-row>
        <table:table-row table:style-name="ro1">
          <table:table-cell office:value-type="float" office:value="0.049114363" calcext:value-type="float">
            <text:p>0.049114363</text:p>
          </table:table-cell>
          <table:table-cell office:value-type="float" office:value="-0.009369066" calcext:value-type="float">
            <text:p>-0.00936906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87424" calcext:value-type="float">
            <text:p>0.0487424</text:p>
          </table:table-cell>
          <table:table-cell office:value-type="float" office:value="-0.00982263" calcext:value-type="float">
            <text:p>-0.00982263</text:p>
          </table:table-cell>
          <table:table-cell office:value-type="float" office:value="0.195469" calcext:value-type="float">
            <text:p>0.195469</text:p>
          </table:table-cell>
        </table:table-row>
        <table:table-row table:style-name="ro1">
          <table:table-cell office:value-type="float" office:value="0.049605735" calcext:value-type="float">
            <text:p>0.049605735</text:p>
          </table:table-cell>
          <table:table-cell office:value-type="float" office:value="-0.006266662" calcext:value-type="float">
            <text:p>-0.00626666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49579" calcext:value-type="float">
            <text:p>0.049579</text:p>
          </table:table-cell>
          <table:table-cell office:value-type="float" office:value="-0.00589358" calcext:value-type="float">
            <text:p>-0.00589358</text:p>
          </table:table-cell>
          <table:table-cell office:value-type="float" office:value="0.197344" calcext:value-type="float">
            <text:p>0.197344</text:p>
          </table:table-cell>
        </table:table-row>
        <table:table-row table:style-name="ro1">
          <table:table-cell office:value-type="float" office:value="0.049901336" calcext:value-type="float">
            <text:p>0.049901336</text:p>
          </table:table-cell>
          <table:table-cell office:value-type="float" office:value="-0.003139526" calcext:value-type="float">
            <text:p>-0.00313952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501368" calcext:value-type="float">
            <text:p>0.0501368</text:p>
          </table:table-cell>
          <table:table-cell office:value-type="float" office:value="-0.00327421" calcext:value-type="float">
            <text:p>-0.00327421</text:p>
          </table:table-cell>
          <table:table-cell office:value-type="float" office:value="0.199219" calcext:value-type="float">
            <text:p>0.1992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495968" calcext:value-type="float">
            <text:p>0.0495968</text:p>
          </table:table-cell>
          <table:table-cell office:value-type="float" office:value="-0.000644729" calcext:value-type="float">
            <text:p>-0.000644729</text:p>
          </table:table-cell>
          <table:table-cell office:value-type="float" office:value="0.199219" calcext:value-type="float">
            <text:p>0.199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1:49:52.630211386</meta:creation-date>
    <dc:date>2021-08-07T11:55:26.874988187</dc:date>
    <meta:editing-duration>PT5M35S</meta:editing-duration>
    <meta:editing-cycles>1</meta:editing-cycles>
    <meta:document-statistic meta:table-count="1" meta:cell-count="612" meta:object-count="0"/>
    <meta:generator>LibreOffice/6.0.7.3$Linux_X86_64 LibreOffice_project/00m0$Build-3</meta:generator>
    <meta:user-defined meta:name="ProgId">Excel.Sheet</meta:user-defined>
  </office:meta>
</office:document-meta>
</file>